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030239793C81EC29500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language="en" fo:country="US" fo:font-weight="bold" officeooo:rsid="000a29af" officeooo:paragraph-rsid="000a29a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fo:language="en" fo:country="US" fo:font-weight="bold" officeooo:rsid="000a29af" officeooo:paragraph-rsid="000a29a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language="en" fo:country="US" fo:font-weight="bold" officeooo:rsid="000a29af" officeooo:paragraph-rsid="000a29a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language="en" fo:country="US" fo:font-weight="bold" officeooo:rsid="000e6dad" officeooo:paragraph-rsid="000e6da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language="en" fo:country="US" fo:font-weight="bold" officeooo:rsid="001eb174" officeooo:paragraph-rsid="001eb17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language="en" fo:country="US" fo:font-weight="bold" officeooo:rsid="0052dfec" officeooo:paragraph-rsid="0052dfe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language="en" fo:country="US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0a29af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20a307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28a53b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9ada36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d8571a"/>
    </style:style>
    <style:style style:name="P15" style:family="paragraph" style:parent-style-name="Standard">
      <style:paragraph-properties fo:text-align="justify" style:justify-single-word="false"/>
      <style:text-properties style:font-name="Arial" fo:language="en" fo:country="US" officeooo:paragraph-rsid="00463973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paragraph-rsid="00941c60"/>
    </style:style>
    <style:style style:name="P17" style:family="paragraph" style:parent-style-name="Table_20_Contents">
      <style:paragraph-properties fo:text-align="justify" style:justify-single-word="false"/>
      <style:text-properties style:font-name="Arial" fo:language="en" fo:country="US" officeooo:paragraph-rsid="003db952"/>
    </style:style>
    <style:style style:name="P18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paragraph-rsid="00426c60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31b5f7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96bb70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97b760" officeooo:paragraph-rsid="0097b760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1eb174" officeooo:paragraph-rsid="001eb174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0383f57" officeooo:paragraph-rsid="00d8571a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0383f57" officeooo:paragraph-rsid="00941c60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26c60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941c60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63973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91361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officeooo:rsid="004f77db" officeooo:paragraph-rsid="00426c60" style:font-style-asian="italic" style:font-style-complex="italic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officeooo:rsid="004f77db" officeooo:paragraph-rsid="00463973" style:font-style-asian="italic" style:font-style-complex="italic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style:text-underline-style="none" officeooo:rsid="00510ff7" officeooo:paragraph-rsid="00491361" style:font-style-asian="italic" style:font-style-complex="italic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9030f" officeooo:paragraph-rsid="00491361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style:text-underline-style="none" officeooo:rsid="004abe5f" officeooo:paragraph-rsid="004abe5f"/>
    </style:style>
    <style:style style:name="P34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3bc592" officeooo:paragraph-rsid="003bc592"/>
    </style:style>
    <style:style style:name="P35" style:family="paragraph" style:parent-style-name="Table_20_Contents">
      <style:paragraph-properties fo:text-align="justify" style:justify-single-word="false"/>
      <style:text-properties style:font-name="Arial" fo:language="en" fo:country="US" officeooo:rsid="003bc592" officeooo:paragraph-rsid="003bc592"/>
    </style:style>
    <style:style style:name="P36" style:family="paragraph" style:parent-style-name="Table_20_Contents">
      <style:paragraph-properties fo:text-align="justify" style:justify-single-word="false"/>
      <style:text-properties style:font-name="Arial" fo:language="en" fo:country="US" officeooo:rsid="003db952" officeooo:paragraph-rsid="003db952"/>
    </style:style>
    <style:style style:name="P37" style:family="paragraph" style:parent-style-name="Table_20_Contents">
      <style:paragraph-properties fo:text-align="justify" style:justify-single-word="false"/>
      <style:text-properties style:font-name="Arial" fo:language="en" fo:country="US" officeooo:rsid="0043a162" officeooo:paragraph-rsid="0043a162"/>
    </style:style>
    <style:style style:name="P38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63973" officeooo:paragraph-rsid="00463973"/>
    </style:style>
    <style:style style:name="P39" style:family="paragraph" style:parent-style-name="Table_20_Contents">
      <style:paragraph-properties fo:text-align="justify" style:justify-single-word="false"/>
      <style:text-properties style:font-name="Arial" fo:language="en" fo:country="US" officeooo:rsid="00463973" officeooo:paragraph-rsid="00463973"/>
    </style:style>
    <style:style style:name="P40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63973" officeooo:paragraph-rsid="00491361"/>
    </style:style>
    <style:style style:name="P41" style:family="paragraph" style:parent-style-name="Table_20_Contents">
      <style:paragraph-properties fo:text-align="justify" style:justify-single-word="false"/>
      <style:text-properties style:font-name="Arial" fo:language="en" fo:country="US" officeooo:rsid="00463973" officeooo:paragraph-rsid="00491361"/>
    </style:style>
    <style:style style:name="P42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abe5f" officeooo:paragraph-rsid="004abe5f"/>
    </style:style>
    <style:style style:name="P43" style:family="paragraph" style:parent-style-name="Table_20_Contents">
      <style:paragraph-properties fo:text-align="justify" style:justify-single-word="false"/>
      <style:text-properties style:font-name="Arial" fo:language="en" fo:country="US" officeooo:rsid="004b04e5" officeooo:paragraph-rsid="004b04e5"/>
    </style:style>
    <style:style style:name="P44" style:family="paragraph" style:parent-style-name="Table_20_Contents">
      <style:paragraph-properties fo:text-align="justify" style:justify-single-word="false"/>
      <style:text-properties style:font-name="Arial" fo:language="en" fo:country="US" officeooo:rsid="004b04e5" officeooo:paragraph-rsid="00f2d87f"/>
    </style:style>
    <style:style style:name="P45" style:family="paragraph" style:parent-style-name="Table_20_Contents">
      <style:paragraph-properties fo:text-align="justify" style:justify-single-word="false"/>
      <style:text-properties style:font-name="Arial" fo:language="en" fo:country="US" officeooo:rsid="00f2d87f" officeooo:paragraph-rsid="00f2d87f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a29af" officeooo:paragraph-rsid="000a29a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cac7e" officeooo:paragraph-rsid="000a29a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e6dad" officeooo:paragraph-rsid="000e6da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00e6da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00ff21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19eb85" officeooo:paragraph-rsid="0019eb85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0a307" officeooo:paragraph-rsid="001eb17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4ea8e" officeooo:paragraph-rsid="0020a3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68e73" officeooo:paragraph-rsid="0020a30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0de1" officeooo:paragraph-rsid="0020a30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a53b" officeooo:paragraph-rsid="0096bb7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a53b" officeooo:paragraph-rsid="0028a53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caddf" officeooo:paragraph-rsid="0028a53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58268" officeooo:paragraph-rsid="0028a53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65a70" officeooo:paragraph-rsid="0028a53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9ada36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d8571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28a53b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9cbed" officeooo:paragraph-rsid="00d8571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9cbed" officeooo:paragraph-rsid="0039cbe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426c60" officeooo:paragraph-rsid="0039cbe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52dfec" officeooo:paragraph-rsid="0052dfe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f8915d" officeooo:paragraph-rsid="00f8915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ef2d10" officeooo:paragraph-rsid="00ef2d10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11c33c4" officeooo:paragraph-rsid="011c33c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1213735" officeooo:paragraph-rsid="01213735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14217f8" officeooo:paragraph-rsid="0028a53b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a29af" officeooo:paragraph-rsid="000a29af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e6dad" officeooo:paragraph-rsid="000e6dad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ff211" officeooo:paragraph-rsid="000ff211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19eb85" officeooo:paragraph-rsid="0019eb85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28a53b" officeooo:paragraph-rsid="0028a53b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383f57" officeooo:paragraph-rsid="00383f57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8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language="en" fo:country="US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8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fo:language="en" fo:country="US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8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language="en" fo:country="US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9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9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92" style:family="paragraph" style:parent-style-name="Table_20_Contents">
      <style:paragraph-properties fo:text-align="justify" style:justify-single-word="false"/>
      <style:text-properties fo:language="en" fo:country="US" officeooo:paragraph-rsid="00463973"/>
    </style:style>
    <style:style style:name="P93" style:family="paragraph" style:parent-style-name="Table_20_Contents">
      <style:paragraph-properties fo:text-align="justify" style:justify-single-word="false"/>
      <style:text-properties fo:language="en" fo:country="US" officeooo:paragraph-rsid="00491361"/>
    </style:style>
    <style:style style:name="P9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1601f73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1601f73" style:font-weight-asian="bold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style:font-name="Arial" fo:language="en" fo:country="US" officeooo:rsid="0158fdf2" officeooo:paragraph-rsid="0158fdf2"/>
    </style:style>
    <style:style style:name="P99" style:family="paragraph" style:parent-style-name="Table_20_Contents">
      <style:paragraph-properties fo:text-align="justify" style:justify-single-word="false"/>
      <style:text-properties style:font-name="Arial" fo:language="en" fo:country="US" officeooo:rsid="0159e12f" officeooo:paragraph-rsid="0159e12f"/>
    </style:style>
    <style:style style:name="P100" style:family="paragraph" style:parent-style-name="Table_20_Contents">
      <style:paragraph-properties fo:text-align="justify" style:justify-single-word="false"/>
      <style:text-properties style:font-name="Arial" fo:language="en" fo:country="US" officeooo:rsid="015a46d9" officeooo:paragraph-rsid="015a46d9"/>
    </style:style>
    <style:style style:name="P101" style:family="paragraph" style:parent-style-name="Table_20_Contents">
      <style:paragraph-properties fo:text-align="justify" style:justify-single-word="false"/>
      <style:text-properties fo:language="en" fo:country="US" officeooo:rsid="015a46d9" officeooo:paragraph-rsid="015a46d9"/>
    </style:style>
    <style:style style:name="P102" style:family="paragraph">
      <style:paragraph-properties fo:text-align="end"/>
    </style:style>
    <style:style style:name="P103" style:family="paragraph">
      <loext:graphic-properties draw:fill="none" draw:fill-color="#ffffff"/>
      <style:paragraph-properties style:writing-mode="lr-tb"/>
      <style:text-properties style:font-name="arial"/>
    </style:style>
    <style:style style:name="P104" style:family="paragraph">
      <style:paragraph-properties fo:text-align="center"/>
    </style:style>
    <style:style style:name="P105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6" style:family="paragraph">
      <style:paragraph-properties fo:text-align="center"/>
      <style:text-properties fo:font-size="12pt"/>
    </style:style>
    <style:style style:name="P107" style:family="paragraph">
      <loext:graphic-properties draw:fill="none" draw:fill-color="#ffffff"/>
      <style:paragraph-properties fo:text-align="end" style:writing-mode="lr-tb"/>
      <style:text-properties style:font-name="arial"/>
    </style:style>
    <style:style style:name="P108" style:family="paragraph">
      <loext:graphic-properties draw:fill="none"/>
      <style:paragraph-properties fo:text-align="center"/>
    </style:style>
    <style:style style:name="P109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110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11" style:family="paragraph">
      <style:paragraph-properties fo:text-align="start"/>
    </style:style>
    <style:style style:name="P112" style:family="paragraph">
      <loext:graphic-properties draw:fill-color="#000000"/>
      <style:paragraph-properties fo:text-align="center"/>
    </style:style>
    <style:style style:name="T1" style:family="text">
      <style:text-properties officeooo:rsid="01149196"/>
    </style:style>
    <style:style style:name="T2" style:family="text">
      <style:text-properties officeooo:rsid="00c0e85b"/>
    </style:style>
    <style:style style:name="T3" style:family="text">
      <style:text-properties officeooo:rsid="000bf6b7"/>
    </style:style>
    <style:style style:name="T4" style:family="text">
      <style:text-properties officeooo:rsid="000cac7e"/>
    </style:style>
    <style:style style:name="T5" style:family="text">
      <style:text-properties style:font-name="Arial"/>
    </style:style>
    <style:style style:name="T6" style:family="text">
      <style:text-properties style:font-name="Arial" officeooo:rsid="00463973"/>
    </style:style>
    <style:style style:name="T7" style:family="text">
      <style:text-properties style:font-name="Arial" officeooo:rsid="0049030f"/>
    </style:style>
    <style:style style:name="T8" style:family="text">
      <style:text-properties style:font-name="Arial" officeooo:rsid="004b04e5"/>
    </style:style>
    <style:style style:name="T9" style:family="text">
      <style:text-properties officeooo:rsid="000ff211"/>
    </style:style>
    <style:style style:name="T10" style:family="text">
      <style:text-properties officeooo:rsid="00182131"/>
    </style:style>
    <style:style style:name="T11" style:family="text">
      <style:text-properties officeooo:rsid="00280de1"/>
    </style:style>
    <style:style style:name="T12" style:family="text">
      <style:text-properties officeooo:rsid="00383d81"/>
    </style:style>
    <style:style style:name="T13" style:family="text">
      <style:text-properties officeooo:rsid="003db952"/>
    </style:style>
    <style:style style:name="T14" style:family="text">
      <style:text-properties officeooo:rsid="003e96b8"/>
    </style:style>
    <style:style style:name="T15" style:family="text">
      <style:text-properties officeooo:rsid="00426c60"/>
    </style:style>
    <style:style style:name="T16" style:family="text">
      <style:text-properties officeooo:rsid="0043a162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1157676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116430c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117d680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11a5de3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1229f71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12bacfc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12c4346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12cd6b9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12e8ec5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1304328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13093f9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1328e25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133bfba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1346d0c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1357c25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136db81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1378956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13c1244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13cbad9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1401f48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1411dd3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14217f8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1424239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145c477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146e41a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149fa34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14a3dd9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14a863f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14c5e64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14d9243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1541a4f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1601f73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16373b7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1655c22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16bd19b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16d81bd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16f3c89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73ad57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1747439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174898b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1762df7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17ee433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17fac0e" style:font-size-asian="10.5pt" style:font-weight-asian="normal" style:font-size-complex="12pt" style:font-weight-complex="normal"/>
    </style:style>
    <style:style style:name="T70" style:family="text">
      <style:text-properties fo:font-size="12pt" style:font-size-asian="10.5pt" style:font-size-complex="12pt"/>
    </style:style>
    <style:style style:name="T71" style:family="text">
      <style:text-properties fo:font-size="12pt" officeooo:rsid="013093f9" style:font-size-asian="10.5pt" style:font-size-complex="12pt"/>
    </style:style>
    <style:style style:name="T72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size="12pt" fo:font-weight="bold" officeooo:rsid="01424239" style:font-size-asian="10.5pt" style:font-weight-asian="bold" style:font-size-complex="12pt" style:font-weight-complex="bold"/>
    </style:style>
    <style:style style:name="T74" style:family="text">
      <style:text-properties officeooo:rsid="00463973"/>
    </style:style>
    <style:style style:name="T75" style:family="text">
      <style:text-properties officeooo:rsid="00471ed3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4abe5f"/>
    </style:style>
    <style:style style:name="T78" style:family="text">
      <style:text-properties style:text-underline-style="none" officeooo:rsid="0054a67d"/>
    </style:style>
    <style:style style:name="T79" style:family="text">
      <style:text-properties style:text-underline-style="none" fo:font-weight="bold" style:font-weight-asian="bold" style:font-weight-complex="bold"/>
    </style:style>
    <style:style style:name="T80" style:family="text">
      <style:text-properties style:text-underline-style="none" fo:font-weight="bold" officeooo:rsid="0054a67d" style:font-weight-asian="bold" style:font-weight-complex="bold"/>
    </style:style>
    <style:style style:name="T81" style:family="text">
      <style:text-properties style:text-underline-style="none" fo:font-weight="bold" officeooo:rsid="00f0bbe6" style:font-weight-asian="bold" style:font-weight-complex="bold"/>
    </style:style>
    <style:style style:name="T82" style:family="text">
      <style:text-properties style:text-underline-style="none" fo:font-weight="bold" officeooo:rsid="00ef2d10" style:font-weight-asian="bold" style:font-weight-complex="bold"/>
    </style:style>
    <style:style style:name="T83" style:family="text">
      <style:text-properties style:text-underline-style="none" officeooo:rsid="0054b1d7"/>
    </style:style>
    <style:style style:name="T84" style:family="text">
      <style:text-properties style:text-underline-style="none" officeooo:rsid="0054b77b"/>
    </style:style>
    <style:style style:name="T85" style:family="text">
      <style:text-properties style:text-underline-style="none" officeooo:rsid="00ef2d10"/>
    </style:style>
    <style:style style:name="T86" style:family="text">
      <style:text-properties style:text-underline-style="none" officeooo:rsid="015a46d9"/>
    </style:style>
    <style:style style:name="T87" style:family="text">
      <style:text-properties style:text-underline-style="none" officeooo:rsid="015a9cb7"/>
    </style:style>
    <style:style style:name="T88" style:family="text">
      <style:text-properties style:text-underline-style="none" officeooo:rsid="0165fed4"/>
    </style:style>
    <style:style style:name="T89" style:family="text">
      <style:text-properties style:text-underline-style="none" officeooo:rsid="017c0ed5"/>
    </style:style>
    <style:style style:name="T90" style:family="text">
      <style:text-properties style:text-underline-style="none" officeooo:rsid="017c2ff5"/>
    </style:style>
    <style:style style:name="T91" style:family="text">
      <style:text-properties style:text-underline-style="none" officeooo:rsid="017de4c0"/>
    </style:style>
    <style:style style:name="T92" style:family="text">
      <style:text-properties style:text-underline-style="none" officeooo:rsid="018037b2"/>
    </style:style>
    <style:style style:name="T93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94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95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96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97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98" style:family="text">
      <style:text-properties fo:font-size="14pt" style:text-underline-style="solid" style:text-underline-width="auto" style:text-underline-color="font-color" fo:font-weight="normal" officeooo:rsid="014dc910" style:font-size-asian="14pt" style:font-weight-asian="normal" style:font-size-complex="14pt" style:font-weight-complex="normal"/>
    </style:style>
    <style:style style:name="T99" style:family="text">
      <style:text-properties fo:font-size="14pt" style:text-underline-style="solid" style:text-underline-width="auto" style:text-underline-color="font-color" fo:font-weight="normal" officeooo:rsid="01541a4f" style:font-size-asian="14pt" style:font-weight-asian="normal" style:font-size-complex="14pt" style:font-weight-complex="normal"/>
    </style:style>
    <style:style style:name="T100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101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102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103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104" style:family="text">
      <style:text-properties fo:font-size="14pt" style:text-underline-style="solid" style:text-underline-width="auto" style:text-underline-color="font-color" officeooo:rsid="01541a4f" style:font-size-asian="14pt" style:font-size-complex="14pt"/>
    </style:style>
    <style:style style:name="T105" style:family="text">
      <style:text-properties fo:font-size="14pt" style:text-underline-style="solid" style:text-underline-width="auto" style:text-underline-color="font-color" officeooo:rsid="0158fdf2" style:font-size-asian="14pt" style:font-size-complex="14pt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officeooo:rsid="005fcd96" style:font-style-asian="italic" style:font-style-complex="italic"/>
    </style:style>
    <style:style style:name="T109" style:family="text">
      <style:text-properties fo:font-style="italic" officeooo:rsid="00184664" style:font-style-asian="italic" style:font-style-complex="italic"/>
    </style:style>
    <style:style style:name="T110" style:family="text">
      <style:text-properties officeooo:rsid="005fcd96"/>
    </style:style>
    <style:style style:name="T111" style:family="text">
      <style:text-properties officeooo:rsid="006a47ab"/>
    </style:style>
    <style:style style:name="T112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13" style:family="text">
      <style:text-properties officeooo:rsid="00b43800"/>
    </style:style>
    <style:style style:name="T114" style:family="text">
      <style:text-properties officeooo:rsid="00b59dd4"/>
    </style:style>
    <style:style style:name="T115" style:family="text">
      <style:text-properties officeooo:rsid="00b66949"/>
    </style:style>
    <style:style style:name="T116" style:family="text">
      <style:text-properties style:font-name="AnjaliOldLipi" style:text-underline-style="none" officeooo:rsid="0054b77b"/>
    </style:style>
    <style:style style:name="T117" style:family="text">
      <style:text-properties officeooo:rsid="00e8c88f"/>
    </style:style>
    <style:style style:name="T118" style:family="text">
      <style:text-properties officeooo:rsid="00e996c0"/>
    </style:style>
    <style:style style:name="T119" style:family="text">
      <style:text-properties officeooo:rsid="00f452d5"/>
    </style:style>
    <style:style style:name="T120" style:family="text">
      <style:text-properties officeooo:rsid="00f5c16b"/>
    </style:style>
    <style:style style:name="T121" style:family="text">
      <style:text-properties officeooo:rsid="00f77cdf"/>
    </style:style>
    <style:style style:name="T122" style:family="text">
      <style:text-properties officeooo:rsid="0117b1c2"/>
    </style:style>
    <style:style style:name="T123" style:family="text">
      <style:text-properties officeooo:rsid="0117d680"/>
    </style:style>
    <style:style style:name="T124" style:family="text">
      <style:text-properties officeooo:rsid="01182802"/>
    </style:style>
    <style:style style:name="T125" style:family="text">
      <style:text-properties officeooo:rsid="01194fb0"/>
    </style:style>
    <style:style style:name="T126" style:family="text">
      <style:text-properties officeooo:rsid="011a5de3"/>
    </style:style>
    <style:style style:name="T127" style:family="text">
      <style:text-properties officeooo:rsid="011a7915"/>
    </style:style>
    <style:style style:name="T128" style:family="text">
      <style:text-properties officeooo:rsid="011c33c4"/>
    </style:style>
    <style:style style:name="T129" style:family="text">
      <style:text-properties officeooo:rsid="011d1f1b"/>
    </style:style>
    <style:style style:name="T130" style:family="text">
      <style:text-properties officeooo:rsid="011fbbed"/>
    </style:style>
    <style:style style:name="T131" style:family="text">
      <style:text-properties officeooo:rsid="01206dc0"/>
    </style:style>
    <style:style style:name="T132" style:family="text">
      <style:text-properties officeooo:rsid="0120ad6d"/>
    </style:style>
    <style:style style:name="T133" style:family="text">
      <style:text-properties officeooo:rsid="01229f71"/>
    </style:style>
    <style:style style:name="T134" style:family="text">
      <style:text-properties officeooo:rsid="012507d4"/>
    </style:style>
    <style:style style:name="T135" style:family="text">
      <style:text-properties officeooo:rsid="01276e81"/>
    </style:style>
    <style:style style:name="T136" style:family="text">
      <style:text-properties officeooo:rsid="012a7b48"/>
    </style:style>
    <style:style style:name="T137" style:family="text">
      <style:text-properties officeooo:rsid="013e7865"/>
    </style:style>
    <style:style style:name="T138" style:family="text">
      <style:text-properties officeooo:rsid="014217f8"/>
    </style:style>
    <style:style style:name="T139" style:family="text">
      <style:text-properties officeooo:rsid="0143ebc7"/>
    </style:style>
    <style:style style:name="T140" style:family="text">
      <style:text-properties officeooo:rsid="0145b764"/>
    </style:style>
    <style:style style:name="T141" style:family="text">
      <style:text-properties officeooo:rsid="014f73fe"/>
    </style:style>
    <style:style style:name="T142" style:family="text">
      <style:text-properties officeooo:rsid="01531b26"/>
    </style:style>
    <style:style style:name="T143" style:family="text">
      <style:text-properties officeooo:rsid="01541a4f"/>
    </style:style>
    <style:style style:name="T144" style:family="text">
      <style:text-properties officeooo:rsid="01555f31"/>
    </style:style>
    <style:style style:name="T145" style:family="text">
      <style:text-properties officeooo:rsid="0158fdf2"/>
    </style:style>
    <style:style style:name="T146" style:family="text">
      <style:text-properties officeooo:rsid="015a46d9"/>
    </style:style>
    <style:style style:name="T147" style:family="text">
      <style:text-properties officeooo:rsid="015a9cb7"/>
    </style:style>
    <style:style style:name="T148" style:family="text">
      <style:text-properties officeooo:rsid="01601f73"/>
    </style:style>
    <style:style style:name="T149" style:family="text">
      <style:text-properties officeooo:rsid="016219ab"/>
    </style:style>
    <style:style style:name="T150" style:family="text">
      <style:text-properties officeooo:rsid="016373b7"/>
    </style:style>
    <style:style style:name="T151" style:family="text">
      <style:text-properties officeooo:rsid="016baf76"/>
    </style:style>
    <style:style style:name="T152" style:family="text">
      <style:text-properties officeooo:rsid="016bd19b"/>
    </style:style>
    <style:style style:name="T153" style:family="text">
      <style:text-properties officeooo:rsid="0170a9f7"/>
    </style:style>
    <style:style style:name="T154" style:family="text">
      <style:text-properties officeooo:rsid="017982af"/>
    </style:style>
    <style:style style:name="T155" style:family="text">
      <style:text-properties officeooo:rsid="017b2b5f"/>
    </style:style>
    <style:style style:name="T156" style:family="text">
      <style:text-properties officeooo:rsid="017c0ed5"/>
    </style:style>
    <style:style style:name="T157" style:family="text">
      <style:text-properties officeooo:rsid="017de4c0"/>
    </style:style>
    <style:style style:name="T158" style:family="text">
      <style:text-properties officeooo:rsid="018037b2"/>
    </style:style>
    <style:style style:name="T159" style:family="text">
      <style:text-properties style:font-name="arial"/>
    </style:style>
    <style:style style:name="T160" style:family="text">
      <style:text-properties style:font-name="arial" fo:font-size="12pt"/>
    </style:style>
    <style:style style:name="T161" style:family="text">
      <style:text-properties style:font-name="arial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4.49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aceWire-<text:span text:style-name="T118">CPU</text:span>-Interface <text:span text:style-name="T127">Manual</text:span> <text:span text:style-name="T10">(</text:span><text:span text:style-name="T121">v.</text:span><text:span text:style-name="T117">1.0 </text:span><text:span text:style-name="T120">Beta, </text:span><text:span text:style-name="T117">Rev. </text:span><text:span text:style-name="T119">64</text:span><text:span text:style-name="T117">)</text:span></text:p>
      <text:p text:style-name="P4"/>
      <text:p text:style-name="P5">1. Memory-Mapped IO</text:p>
      <text:p text:style-name="P10"><text:span text:style-name="T18"><text:tab/></text:span><text:span text:style-name="T27">The SpaceWire Link Interface is split up into three sections: Transmitting (TX), <text:tab/>Receiving (RX) and Register (REG). Each one is, in an ARM-AXI based Memory-<text:tab/>Mapped Interface with 32-bit word width and address width, assigned to </text:span><text:span text:style-name="T29">its</text:span><text:span text:style-name="T27"> own offset <text:tab/>address. Furthermore there are two ports, accessible via GPIOs, which are used to <text:tab/>control the logic reset as well as the transmitting of Time-Codes. Additionally, in case of <text:tab/>incoming Time-Codes, completed packages or status changes of the link, </text:span><text:span text:style-name="T28">there is the <text:tab/>possibility to inform the CPU via interrupt </text:span><text:span text:style-name="T57">signals</text:span><text:span text:style-name="T28">.</text:span></text:p>
      <text:p text:style-name="P46"/>
      <text:p text:style-name="P77">1.1. Transmitting (TX)</text:p>
      <text:p text:style-name="P46"><text:tab/>Offset_TX + 0x0000_0000 : <text:span text:style-name="T122">A</text:span><text:span text:style-name="T124">d</text:span><text:span text:style-name="T122">dress </text:span><text:span text:style-name="T124">of</text:span><text:span text:style-name="T122"> transmit FIFO</text:span> <text:span text:style-name="T107">(write-only)</text:span></text:p>
      <text:p text:style-name="P46"><text:tab/><text:span text:style-name="T110">Offset_TX + 0x0000_0004 : </text:span><text:span text:style-name="T123">Number of free FIFO spaces</text:span><text:span text:style-name="T110"> </text:span><text:span text:style-name="T108">(read-only)</text:span></text:p>
      <text:p text:style-name="P46"/>
      <text:p text:style-name="P77">1.2. Receiving (RX)</text:p>
      <text:p text:style-name="P46"><text:tab/>Offset_RX + 0x0000_0000 : <text:span text:style-name="T124">A</text:span><text:span text:style-name="T125">d</text:span><text:span text:style-name="T124">dress of receive FIFO</text:span> <text:span text:style-name="T107">(read-only)</text:span></text:p>
      <text:p text:style-name="P46"><text:tab/><text:span text:style-name="T110">Offset_RX + 0x0000_0004 : </text:span><text:span text:style-name="T124">Number of available elements in RX-FIFO</text:span><text:span text:style-name="T110"> </text:span><text:span text:style-name="T108">(read-only)</text:span></text:p>
      <text:p text:style-name="P46"/>
      <text:p text:style-name="P77">1.3. Register (REG)</text:p>
      <text:p text:style-name="P46"><text:tab/>Offset_REG + 0x0000_0000 : <text:span text:style-name="T126">Link </text:span><text:span text:style-name="T144">C</text:span><text:span text:style-name="T126">onfiguration</text:span><text:span text:style-name="T3"> </text:span><text:span text:style-name="T109">(read/write)</text:span></text:p>
      <text:p text:style-name="P46"><text:tab/><text:span text:style-name="T3">Offset_REG + 0x0000_0004 : Transmit </text:span><text:span text:style-name="T144">R</text:span><text:span text:style-name="T3">ate </text:span><text:span text:style-name="T109">(read/write)</text:span></text:p>
      <text:p text:style-name="P46"><text:tab/><text:span text:style-name="T3">Offset_REG + 0x0000_0008 : </text:span><text:span text:style-name="T4">Time-Codes (</text:span><text:span text:style-name="T126">outgoing</text:span><text:span text:style-name="T4">) </text:span><text:span text:style-name="T109">(read/write)</text:span></text:p>
      <text:p text:style-name="P10"><text:span text:style-name="T18"><text:tab/></text:span><text:span text:style-name="T19">Offset_REG + 0x0000_000C : Time-Codes (</text:span><text:span text:style-name="T30">incoming</text:span><text:span text:style-name="T19">) </text:span><text:span text:style-name="T72">(read-only)</text:span></text:p>
      <text:p text:style-name="P10"><text:span text:style-name="T19"><text:tab/>Offset_REG + 0x0000_0010 : Link-Status </text:span><text:span text:style-name="T72">(read-only)</text:span></text:p>
      <text:p text:style-name="P47"/>
      <text:p text:style-name="P47"/>
      <text:p text:style-name="P6"><text:span text:style-name="T4">2. </text:span><text:span text:style-name="T128">Memory Access</text:span></text:p>
      <text:p text:style-name="P70"><text:tab/>The <text:span text:style-name="T151">controlling</text:span> and access of the transmit/receive functionality is done via the <text:tab/>AXI4-Full-Interface. <text:span text:style-name="T148">However, t</text:span>he registers are accessed via a AXI4-Lite-Interface. The <text:tab/>fundamental difference is that the Full-Interface supports burst transfers while the Lite-<text:tab/>Interface is only capable of doing single transfers and is therefore slower.</text:p>
      <text:p text:style-name="P48"/>
      <text:p text:style-name="P78">2.1. <text:span text:style-name="T9">Transmitting (TX)</text:span></text:p>
      <text:p text:style-name="P96"><text:tab/><text:span text:style-name="T128">To write data into the transmit-FIFO, the address </text:span><text:span text:style-name="T151">specified </text:span><text:span text:style-name="T128">under 1.1. <text:s/>must be the <text:tab/>destination address of a write request. When using burst transfers it is important </text:span><text:span text:style-name="T131">to <text:tab/>ensure</text:span><text:span text:style-name="T128"> that </text:span><text:span text:style-name="T132">t</text:span><text:span text:style-name="T128">he address is not incremented but remains constant (fixed burst). (See <text:tab/>4.2.)</text:span></text:p>
      <text:p text:style-name="P49"/>
      <text:p text:style-name="P79">2.2. Receiving (RX)</text:p>
      <text:p text:style-name="P96"><text:tab/><text:span text:style-name="T129">To read data from the receive-FIFO, the </text:span><text:span text:style-name="T130">address </text:span><text:span text:style-name="T152">specified</text:span><text:span text:style-name="T130"> under 1.2. must be the <text:tab/>source address of a read request. When using burst transfer it is important to ensure <text:tab/>that the source address is not incremented but remains constant (fixed burst).</text:span></text:p>
      <text:p text:style-name="P50"/>
      <text:p text:style-name="P80">2.3. Register (REG)</text:p>
      <text:p text:style-name="P71"><text:soft-page-break/><text:tab/>Access to a single register are <text:span text:style-name="T148">performed</text:span> with a single read/write request and the using <text:tab/>of the <text:span text:style-name="T148">specific</text:span> destination/source address. The configuration does not allow to overwrite <text:tab/>read-only registers by mistake so it is not necessary to take special care <text:span text:style-name="T148">in this respect</text:span>.</text:p>
      <text:p text:style-name="P51"/>
      <text:p text:style-name="P51"/>
      <text:p text:style-name="P7">3. <text:span text:style-name="T133">Technical Specification</text:span></text:p>
      <text:p text:style-name="P22"><text:span text:style-name="T70"><text:tab/></text:span><text:span text:style-name="T31">In the following </text:span><text:span text:style-name="T46">section</text:span><text:span text:style-name="T31"> the elements specified under 1. are described in more detail.</text:span></text:p>
      <text:p text:style-name="P52"/>
      <text:p text:style-name="P83">3.1. Transmitting (TX)</text:p>
      <text:p text:style-name="P97"><text:span text:style-name="T20"><text:tab/></text:span><text:span text:style-name="T31">Data which is written into the </text:span><text:span text:style-name="T61">TX-</text:span><text:span text:style-name="T31">FIFO </text:span><text:span text:style-name="T61">is</text:span><text:span text:style-name="T31"> sent successively through a running Link-<text:tab/>Interface (</text:span><text:span text:style-name="T61">s</text:span><text:span text:style-name="T31">ee 2.1.). Is the interface in a non-connected state the data within the FIFO <text:tab/></text:span><text:span text:style-name="T61">is</text:span><text:span text:style-name="T31"> gathered and sent as soon as a connection attempt of the interface was successful.</text:span></text:p>
      <text:p text:style-name="P53"/>
      <text:p text:style-name="P53"><text:tab/><text:span text:style-name="T134">The FIFOs width is nine bits </text:span><text:span text:style-name="T136">wide</text:span><text:span text:style-name="T134"> which are divided as follows:</text:span></text:p>
      <text:p text:style-name="P53"><text:tab/><text:span text:style-name="T135">Bit 8 : </text:span><text:span text:style-name="T136">f</text:span><text:span text:style-name="T135">lag bit (1: </text:span><text:span text:style-name="T152">End of Packet (</text:span><text:span text:style-name="T135">EOP</text:span><text:span text:style-name="T152">)</text:span><text:span text:style-name="T135">/ </text:span><text:span text:style-name="T152">Error End of Packet (</text:span><text:span text:style-name="T135">EEP</text:span><text:span text:style-name="T152">)</text:span><text:span text:style-name="T135">, 0 : Data)</text:span></text:p>
      <text:p text:style-name="P53"><text:tab/><text:span text:style-name="T135">Bit 7 – Bit 0 : byte to send (0x00 for EOP, 0x01 for EEP)</text:span></text:p>
      <text:p text:style-name="P53"/>
      <text:p text:style-name="P11"><text:span text:style-name="T20"><text:tab/></text:span><text:span text:style-name="T32">In depth, 2049 </text:span><text:span text:style-name="T36">records</text:span><text:span text:style-name="T33"> fit into the FIFO. </text:span><text:span text:style-name="T34">Is the FIFO completely full and is then a write <text:tab/>request followed by a read request </text:span><text:span text:style-name="T58">performed</text:span><text:span text:style-name="T34">, the write request may fail. This is </text:span><text:span text:style-name="T35">due to <text:tab/>technical reasons and can be circumvented by assuming the depth of the FIFO to be <text:tab/>one less than actual.</text:span></text:p>
      <text:p text:style-name="P53"/>
      <text:p text:style-name="P19"><text:span text:style-name="T20"><text:tab/></text:span><text:span text:style-name="T37">Data </text:span><text:span text:style-name="T39">larger than</text:span><text:span text:style-name="T37"> 9 bits sent to the FIFO </text:span><text:span text:style-name="T62">is</text:span><text:span text:style-name="T37"> ignored and not written into the memory. An <text:tab/>ultimately valid data transfer looks like </text:span><text:span text:style-name="T38">this</text:span><text:span text:style-name="T37">: 0x0000_0</text:span><text:span text:style-name="T71">xvv</text:span><text:span text:style-name="T37">, where </text:span><text:span text:style-name="T71">x</text:span><text:span text:style-name="T37"> can be either 0x0 or <text:tab/>0x1 and </text:span><text:span text:style-name="T71">vv</text:span><text:span text:style-name="T37"> any data byte. </text:span><text:span text:style-name="T39">Is x equal to 0x1 and vv unequal to 0x00 or 0x01 the record <text:tab/>is ignored and not sent by the Link-Interface.</text:span></text:p>
      <text:p text:style-name="P54"/>
      <text:p text:style-name="P11"><text:span text:style-name="T21"><text:tab/></text:span><text:span text:style-name="T40">The TX-FIFO can be reset via the CPU (</text:span><text:span text:style-name="T62">AXI</text:span><text:span text:style-name="T40"> reset). Thereby the FIFO is pseudo-<text:tab/>emptied </text:span><text:span text:style-name="T41">and can </text:span><text:span text:style-name="T42">re-</text:span><text:span text:style-name="T41">filled with </text:span><text:span text:style-name="T43">d</text:span><text:span text:style-name="T41">ata. The </text:span><text:span text:style-name="T62">l</text:span><text:span text:style-name="T41">ink will no longer send any data inserted <text:tab/>before the time of the reset.</text:span></text:p>
      <text:p text:style-name="P55"/>
      <text:p text:style-name="P20"><text:span text:style-name="T22"><text:tab/></text:span><text:span text:style-name="T44">To prevent that data is written into a full FIFO there is a register which shows the <text:tab/>number of free record spaces in the FIFO (s. 1.1.):</text:span></text:p>
      <text:p text:style-name="P56"/>
      <text:p text:style-name="P56"><draw:frame draw:style-name="fr1" draw:name="Bild6" text:anchor-type="char" svg:width="17cm" svg:height="0.97cm" draw:z-index="50"><draw:image xlink:href="Pictures/10000001000003260000002E411ABFA5D2650F19.png" xlink:type="simple" xlink:show="embed" xlink:actuate="onLoad" draw:mime-type="image/png"/></draw:frame></text:p>
      <text:p text:style-name="P21"><text:span text:style-name="T23"><text:tab/></text:span><text:span text:style-name="T45">For the representation of the FIFO depth only 11 bits are necessary but the whole <text:tab/>register is reserved for it. De facto the bits 31 down to 12 are unplaced. The writing into <text:tab/>a full FIFO does not cause any harm on hardware or system but the data is lost though.</text:span></text:p>
      <text:p text:style-name="P55"/>
      <text:p text:style-name="P55"><text:tab/><text:span text:style-name="T137">Although this address is marked as write-only it is able to read the last written record via <text:tab/>a read request.</text:span></text:p>
      <text:p text:style-name="P55"/>
      <text:p text:style-name="P81"><text:span text:style-name="T11">3.</text:span>2. Receiving (RX)</text:p>
      <text:p text:style-name="P12"><text:span text:style-name="T23"><text:tab/></text:span><text:span text:style-name="T47">Via SpaceWire received data is written </text:span><text:span text:style-name="T63">successively</text:span><text:span text:style-name="T47"> into the RX-FIFO and can be read <text:tab/>by the CPU. (s. 2.2.)</text:span></text:p>
      <text:p text:style-name="P57"/>
      <text:p text:style-name="P12"><text:soft-page-break/><text:span text:style-name="T23"><text:tab/></text:span><text:span text:style-name="T48">The FIFOs width is nine bits wide which are divided as follows:</text:span></text:p>
      <text:p text:style-name="P72"><text:tab/>Bit 8 : flag bit (1 : Process ID/EOP/EEP, 0 : data)</text:p>
      <text:p text:style-name="P72"><text:tab/>Bit 7 – Bit 0 : received data byte (0xFF for EOP, 0xFE for EEP)</text:p>
      <text:p text:style-name="P58"/>
      <text:p text:style-name="P58"><text:tab/><text:span text:style-name="T138">In depth, 2049 records fit into the FIFO. Is the FIFO completely full and is then a read-<text:tab/>request followed by a write-request executed the write-request may fail. This is due to <text:tab/>technical reasons and can be circumvented </text:span><text:span text:style-name="T153">in that situation </text:span><text:span text:style-name="T139">by reading at least two <text:tab/>elements out of the FIFO</text:span><text:span text:style-name="T140">.</text:span></text:p>
      <text:p text:style-name="P58"/>
      <text:p text:style-name="P12"><text:span text:style-name="T24"><text:tab/></text:span><text:span text:style-name="T49">Data read out of the FIFO contains nine valid bits (0x0000_0</text:span><text:span text:style-name="T73">xvv</text:span><text:span text:style-name="T49">), where </text:span><text:span text:style-name="T73">x</text:span><text:span text:style-name="T49"> is either 0x0 <text:tab/>or 0x1 and </text:span><text:span text:style-name="T73">vv</text:span><text:span text:style-name="T49"> any data byte. Is x equal to 0x1, </text:span><text:span text:style-name="T73">vv</text:span><text:span text:style-name="T49"> must be differentiated: </text:span><text:span text:style-name="T50">If vv = 0xFF <text:tab/></text:span><text:span text:style-name="T64">the read record</text:span><text:span text:style-name="T50"> is an EOP (End of Packet), for 0xFE it is an EEP (Error End of Packet) <text:tab/>and otherwise it is a process id (0x00 – 0xFD, 0x – 253) or a logical address of a the <text:tab/>SpaceWire packet.</text:span></text:p>
      <text:p text:style-name="P59"/>
      <text:p text:style-name="P12"><text:span text:style-name="T24"><text:tab/></text:span><text:span text:style-name="T51">Reset of the FIFO is done via the reset of the </text:span><text:span text:style-name="T65">l</text:span><text:span text:style-name="T51">ink (or the </text:span><text:span text:style-name="T65">l</text:span><text:span text:style-name="T51">ogic) (via a GPIO). Thereby <text:tab/>the FIFO is pseudo-emptied and can be re-filled with data. The Processing System is <text:tab/>then not able to read data that was received before the time of the reset.</text:span></text:p>
      <text:p text:style-name="P60"/>
      <text:p text:style-name="P13"><text:span text:style-name="T25"><text:tab/></text:span><text:span text:style-name="T52">To prevent that data is read out of an empty FIFO there is a register which shows the <text:tab/>number of available elements currently stored in the FIFO (s. 1.2.):</text:span></text:p>
      <text:p text:style-name="P61"/>
      <text:p text:style-name="P61"><draw:frame draw:style-name="fr1" draw:name="Bild7" text:anchor-type="char" svg:width="17cm" svg:height="0.97cm" draw:z-index="51"><draw:image xlink:href="Pictures/10000001000003260000002E411ABFA5D2650F19.png" xlink:type="simple" xlink:show="embed" xlink:actuate="onLoad" draw:mime-type="image/png"/></draw:frame></text:p>
      <text:p text:style-name="P13"><text:span text:style-name="T25"><text:tab/></text:span><text:span text:style-name="T53">For the representation of the number of elements stored in the FIFO are just 11 bits <text:tab/>necessary but the entire register is reserved for it. So de facto the bits 31 down to 12 <text:tab/>are unplaced.</text:span></text:p>
      <text:p text:style-name="P62"/>
      <text:p text:style-name="P14"><text:span text:style-name="T25"><text:tab/></text:span><text:span text:style-name="T54">If the FIFO is empty the last valid element </text:span><text:span text:style-name="T66">remains</text:span><text:span text:style-name="T54"> at its output </text:span><text:span text:style-name="T55">as long as new data is <text:tab/>written into the memory. So its recommended to include the </text:span><text:span text:style-name="T67">validation of</text:span><text:span text:style-name="T55"> elements <text:tab/>register (s. 1.2.).</text:span></text:p>
      <text:p text:style-name="P63"/>
      <text:p text:style-name="P82"><text:span text:style-name="T12">3.</text:span>3. Register (REG)</text:p>
      <text:p text:style-name="P23"><text:span text:style-name="T17"><text:tab/></text:span><text:span text:style-name="T56">The width of the entire register is 32 bits. The placement of individual bits varies <text:tab/>depending on the address.</text:span></text:p>
      <text:p text:style-name="P64"/>
      <text:p text:style-name="P23"><text:span text:style-name="T95">3</text:span><text:span text:style-name="T93">.3.1. - Link-</text:span><text:span text:style-name="T98">C</text:span><text:span text:style-name="T93">onfiguration: </text:span><text:span text:style-name="T94">(read/write) </text:span><text:span text:style-name="T112">—</text:span><text:span text:style-name="T94"> </text:span><text:span text:style-name="T96">0x0000_0000</text:span></text:p>
      <text:p text:style-name="P87"/>
      <text:p text:style-name="P65"><draw:line text:anchor-type="paragraph" draw:z-index="1" draw:name="vertikale Linie 1" draw:style-name="gr24" draw:text-style-name="P112" svg:x1="15.6cm" svg:y1="0.783cm" svg:x2="15.6cm" svg:y2="1.568cm"><text:p/></draw:line><draw:line text:anchor-type="paragraph" draw:z-index="2" draw:name="vertikale Linie 2" draw:style-name="gr2" draw:text-style-name="P104" svg:x1="16.129cm" svg:y1="0.785cm" svg:x2="16.129cm" svg:y2="2.297cm"><text:p/></draw:line><draw:line text:anchor-type="paragraph" draw:z-index="3" draw:name="vertikale Linie 3" draw:style-name="gr2" draw:text-style-name="P104" svg:x1="16.635cm" svg:y1="0.806cm" svg:x2="16.635cm" svg:y2="3.05cm"><text:p/></draw:line><draw:frame text:anchor-type="paragraph" draw:z-index="4" draw:name="Textrahmen 1" draw:style-name="gr23" draw:text-style-name="P103" svg:width="1.721cm" svg:height="0.53cm" svg:x="14.056cm" svg:y="1.64cm"><draw:text-box><text:p><text:span text:style-name="T159">autos</text:span><text:span text:style-name="T159">tart</text:span></text:p></draw:text-box></draw:frame><draw:custom-shape text:anchor-type="paragraph" draw:z-index="7" draw:name="Form 2" draw:style-name="gr20" draw:text-style-name="P108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6" draw:text-style-name="P109" svg:width="1.874cm" svg:height="0.505cm" svg:x="7.883cm" svg:y="1.64cm"><draw:text-box><text:p><text:span text:style-name="T161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line-break/></text:p>
      <text:p text:style-name="P73"/>
      <text:p text:style-name="P73"><draw:frame text:anchor-type="paragraph" draw:z-index="5" draw:name="Textrahmen 1" draw:style-name="gr22" draw:text-style-name="P110" svg:width="1.609cm" svg:height="0.976cm" svg:x="14.718cm" svg:y="0.016cm"><draw:text-box><text:p><text:span text:style-name="T160">linkstart</text:span></text:p></draw:text-box></draw:frame><draw:frame text:anchor-type="paragraph" draw:z-index="6" draw:name="Textrahmen 2" draw:style-name="gr21" draw:text-style-name="P110" svg:width="1.258cm" svg:height="0.489cm" svg:x="15.556cm" svg:y="0.771cm"><draw:text-box><text:p><text:span text:style-name="T160">linkdis</text:span></text:p></draw:text-box></draw:frame></text:p>
      <text:p text:style-name="P73"/>
      <text:p text:style-name="P6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4">linkdis</text:p>
          </table:table-cell>
          <table:table-cell table:style-name="Tabelle2.B1" office:value-type="string">
            <text:p text:style-name="P35"><text:span text:style-name="T141">Deactivates the link</text:span>, <text:span text:style-name="T142">receiving and transmitting of message is no </text:span><text:soft-page-break/><text:span text:style-name="T142">longer possible</text:span>. <text:span text:style-name="T142">Default value</text:span><text:span text:style-name="T75">: </text:span><text:span text:style-name="T111">1</text:span><text:span text:style-name="T75">.</text:span></text:p>
            <text:p text:style-name="P35">1 : <text:span text:style-name="T142">Deactivates link</text:span> <text:span text:style-name="T2">(linkstart/autostart </text:span><text:span text:style-name="T142">will be overwritten</text:span><text:span text:style-name="T2">)</text:span></text:p>
            <text:p text:style-name="P35">0 : <text:span text:style-name="T142">Link is not deactivated</text:span></text:p>
          </table:table-cell>
        </table:table-row>
        <table:table-row>
          <table:table-cell table:style-name="Tabelle2.A2" office:value-type="string">
            <text:p text:style-name="P36">linkstart</text:p>
          </table:table-cell>
          <table:table-cell table:style-name="Tabelle2.B2" office:value-type="string">
            <text:p text:style-name="P36"><text:span text:style-name="T142">Activates the link</text:span>. <text:span text:style-name="T142">Connection attempts are regularly made with the opposite entity </text:span><text:span text:style-name="T154">in regular intervals</text:span>.<text:span text:style-name="T14"> </text:span><text:span text:style-name="T143">Default value</text:span><text:span text:style-name="T75">: 0.</text:span></text:p>
            <text:p text:style-name="P36">1 : <text:span text:style-name="T155">Start link</text:span></text:p>
            <text:p text:style-name="P36">0 : <text:span text:style-name="T155">Link remains silent</text:span></text:p>
          </table:table-cell>
        </table:table-row>
        <table:table-row>
          <table:table-cell table:style-name="Tabelle2.A2" office:value-type="string">
            <text:p text:style-name="P36">autostart</text:p>
          </table:table-cell>
          <table:table-cell table:style-name="Tabelle2.B2" office:value-type="string">
            <text:p text:style-name="P17"><text:span text:style-name="T143">Activates the link. It is not tried to make a connection attempt with the opposite entity. But on </text:span><text:span text:style-name="T155">incoming </text:span><text:span text:style-name="T143">connection attempts </text:span><text:span text:style-name="T155">the link</text:span><text:span text:style-name="T143"> </text:span><text:span text:style-name="T155">will react</text:span><text:span text:style-name="T143"> cooperatively.</text:span><text:span text:style-name="T13"> </text:span><text:span text:style-name="T155">Default value</text:span><text:span text:style-name="T75">: 0.</text:span></text:p>
            <text:p text:style-name="P36">1 : <text:span text:style-name="T155">Automatic connection establishment is activated</text:span></text:p>
            <text:p text:style-name="P36">0 : <text:span text:style-name="T155">Automatic connection establishment is deactivated</text:span></text:p>
          </table:table-cell>
        </table:table-row>
      </table:table>
      <text:p text:style-name="P65"/>
      <text:p text:style-name="P65"/>
      <text:p text:style-name="P65"/>
      <text:p text:style-name="P24"><text:span text:style-name="T99">3</text:span><text:span text:style-name="T94">.3.2. - Transmit Rate (read/write) </text:span><text:span text:style-name="T112">—</text:span><text:span text:style-name="T94"> </text:span><text:span text:style-name="T97">0x0000_0004</text:span></text:p>
      <text:p text:style-name="P89"/>
      <text:p text:style-name="P74"><draw:custom-shape text:anchor-type="paragraph" draw:z-index="10" draw:name="Form 1" draw:style-name="gr19" draw:text-style-name="P108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108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66"><draw:frame text:anchor-type="paragraph" draw:z-index="12" draw:name="Textrahmen 4" draw:style-name="gr6" draw:text-style-name="P109" svg:width="1.874cm" svg:height="0.505cm" svg:x="6.318cm" svg:y="0.183cm"><draw:text-box><text:p text:style-name="P104"><text:span text:style-name="T161">unused</text:span></text:p></draw:text-box></draw:frame><draw:frame text:anchor-type="paragraph" draw:z-index="13" draw:name="Textrahmen 5" draw:style-name="gr17" draw:text-style-name="P103" svg:width="1.721cm" svg:height="0.576cm" svg:x="14.453cm" svg:y="0.183cm"><draw:text-box><text:p><text:span text:style-name="T159">txdivcnt</text:span></text:p></draw:text-box></draw:frame></text:p>
      <text:p text:style-name="P66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8"><text:span text:style-name="T16">t</text:span><text:span text:style-name="T15">xdivcnt</text:span><text:span text:style-name="T16">&lt;7:0&gt;</text:span></text:p>
          </table:table-cell>
          <table:table-cell table:style-name="Tabelle3.B1" office:value-type="string">
            <text:p text:style-name="P37"><text:span text:style-name="T145">Scaling factor minus 1, used to derive the transmit rate from the transmit base clock</text:span>. <text:span text:style-name="T145">Default value</text:span><text:span text:style-name="T75">: 0x01.</text:span></text:p>
          </table:table-cell>
        </table:table-row>
      </table:table>
      <text:p text:style-name="P25"/>
      <text:p text:style-name="P25"/>
      <text:p text:style-name="P25"/>
      <text:p text:style-name="P26"><text:span text:style-name="T104">3</text:span><text:span text:style-name="T100">.3.3. - Time-Codes (</text:span><text:span text:style-name="T105">outgoing</text:span><text:span text:style-name="T100">) (read/write) </text:span><text:span text:style-name="T112">—</text:span><text:span text:style-name="T100"> </text:span><text:span text:style-name="T103">0x0000_0008</text:span></text:p>
      <text:p text:style-name="P88"/>
      <text:p text:style-name="P29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108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108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108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108" svg:width="0.77cm" svg:height="3.096cm" draw:transform="rotate (1.5707963267949) translate (13.8782777777778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7"><draw:frame text:anchor-type="char" draw:z-index="18" draw:name="Textrahmen 6" draw:style-name="gr11" draw:text-style-name="P109" svg:width="1.874cm" svg:height="0.505cm" svg:x="5.701cm" svg:y="0.166cm"><draw:text-box><text:p text:style-name="P104"><text:span text:style-name="T161">unused</text:span></text:p></draw:text-box></draw:frame><draw:frame text:anchor-type="char" draw:z-index="20" draw:name="Textrahmen 8" draw:style-name="gr13" draw:text-style-name="P103" svg:width="2.361cm" svg:height="0.608cm" svg:x="9.936cm" svg:y="0.155cm"><draw:text-box><text:p><text:span text:style-name="T159">Control Flag</text:span></text:p></draw:text-box></draw:frame><draw:frame text:anchor-type="char" draw:z-index="22" draw:name="Textrahmen 10" draw:style-name="gr11" draw:text-style-name="P109" svg:width="1.932cm" svg:height="0.505cm" svg:x="12.333cm" svg:y="0.155cm"><draw:text-box><text:p text:style-name="P104"><text:span text:style-name="T161">unused</text:span></text:p></draw:text-box></draw:frame><draw:frame text:anchor-type="char" draw:z-index="21" draw:name="Textrahmen 9" draw:style-name="gr12" draw:text-style-name="P103" svg:width="2.756cm" svg:height="0.542cm" svg:x="14.34cm" svg:y="0.155cm"><draw:text-box><text:p><text:span text:style-name="T159">Counter </text:span><text:span text:style-name="T159">Value</text:span></text:p></draw:text-box></draw:frame></text:p>
      <text:p text:style-name="P27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8">Counter Value &lt;5:0&gt;</text:p>
          </table:table-cell>
          <table:table-cell table:style-name="Tabelle4.B1" office:value-type="string">
            <text:p text:style-name="P39"><text:span text:style-name="T145">SpaceWire Time-Code counter value (0-63) which is used for synchronization</text:span>. <text:span text:style-name="T145">Default value</text:span><text:span text:style-name="T113">: 0b0000</text:span><text:span text:style-name="T114">0</text:span><text:span text:style-name="T113">.</text:span></text:p>
          </table:table-cell>
        </table:table-row>
        <table:table-row>
          <table:table-cell table:style-name="Tabelle4.A2" office:value-type="string">
            <text:p text:style-name="P92"><text:span text:style-name="T7">Control</text:span><text:span text:style-name="T6"> Flag &lt;1:0&gt;</text:span></text:p>
          </table:table-cell>
          <table:table-cell table:style-name="Tabelle4.B2" office:value-type="string">
            <text:p text:style-name="P39">Flag <text:span text:style-name="T145">of</text:span> <text:span text:style-name="T145">the </text:span>Time-Code. <text:span text:style-name="T145">Default value</text:span>: 0b00.</text:p>
          </table:table-cell>
        </table:table-row>
      </table:table>
      <text:p text:style-name="P15"/>
      <text:p text:style-name="P15"/>
      <text:p text:style-name="P15"/>
      <text:p text:style-name="P16"><text:span text:style-name="T104">3</text:span><text:span text:style-name="T101">.3.4. - Time-Codes (</text:span><text:span text:style-name="T105">incoming</text:span><text:span text:style-name="T101">) (read only) </text:span><text:span text:style-name="T112">—</text:span><text:span text:style-name="T101"> </text:span><text:span text:style-name="T103">0x0000_000C</text:span></text:p>
      <text:p text:style-name="P90"/>
      <text:p text:style-name="P30"><draw:custom-shape text:anchor-type="paragraph" draw:z-index="24" draw:name="Form 7" draw:style-name="gr10" draw:text-style-name="P108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3" draw:name="Form 9" draw:style-name="gr5" draw:text-style-name="P108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5" draw:name="Form 10" draw:style-name="gr5" draw:text-style-name="P108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1" draw:style-name="gr4" draw:text-style-name="P108" svg:width="0.77cm" svg:height="3.096cm" draw:transform="rotate (1.5707963267949) translate (13.8165416666667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28"><draw:frame text:anchor-type="paragraph" draw:z-index="25" draw:name="Textrahmen 7" draw:style-name="gr6" draw:text-style-name="P109" svg:width="1.874cm" svg:height="0.505cm" svg:x="5.761cm" svg:y="0.222cm"><draw:text-box><text:p text:style-name="P104"><text:span text:style-name="T161">unused</text:span></text:p></draw:text-box></draw:frame><draw:frame text:anchor-type="paragraph" draw:z-index="57" draw:name="Textrahmen 13" draw:style-name="gr3" draw:text-style-name="P103" svg:width="2.756cm" svg:height="0.542cm" svg:x="14.385cm" svg:y="0.228cm"><draw:text-box><text:p><text:span text:style-name="T159">Counter </text:span><text:span text:style-name="T159">Value</text:span></text:p></draw:text-box></draw:frame><draw:frame text:anchor-type="paragraph" draw:z-index="52" draw:name="Textrahmen 11" draw:style-name="gr1" draw:text-style-name="P103" svg:width="2.361cm" svg:height="0.608cm" svg:x="9.839cm" svg:y="0.222cm"><draw:text-box><text:p><text:span text:style-name="T159">Control Flag</text:span></text:p></draw:text-box></draw:frame><draw:frame text:anchor-type="paragraph" draw:z-index="54" draw:name="Textrahmen 12" draw:style-name="gr6" draw:text-style-name="P109" svg:width="1.742cm" svg:height="0.505cm" svg:x="12.42cm" svg:y="0.233cm"><draw:text-box><text:p text:style-name="P104"><text:span text:style-name="T161">unused</text:span></text:p></draw:text-box></draw:frame></text:p>
      <text:p text:style-name="P28"/>
      <table:table table:name="Tabelle5" table:style-name="Tabelle5">
        <table:table-column table:style-name="Tabelle5.A"/>
        <table:table-column table:style-name="Tabelle5.B"/>
        <text:soft-page-break/>
        <table:table-row>
          <table:table-cell table:style-name="Tabelle5.A1" office:value-type="string">
            <text:p text:style-name="P40">Counter Value &lt;5:0&gt;</text:p>
          </table:table-cell>
          <table:table-cell table:style-name="Tabelle5.B1" office:value-type="string">
            <text:p text:style-name="P98">SpaceWire Time-Code counter value (0-63) which is used for synchronization.</text:p>
          </table:table-cell>
        </table:table-row>
        <table:table-row>
          <table:table-cell table:style-name="Tabelle5.A2" office:value-type="string">
            <text:p text:style-name="P93"><text:span text:style-name="T7">Control</text:span><text:span text:style-name="T6"> Flag &lt;1:0&gt;</text:span></text:p>
          </table:table-cell>
          <table:table-cell table:style-name="Tabelle5.B2" office:value-type="string">
            <text:p text:style-name="P41">Flag <text:span text:style-name="T145">of the</text:span> Time-Codes.</text:p>
          </table:table-cell>
        </table:table-row>
      </table:table>
      <text:p text:style-name="P32"/>
      <text:p text:style-name="P32"/>
      <text:p text:style-name="P32"/>
      <text:p text:style-name="P16"><text:span text:style-name="T104">3</text:span><text:span text:style-name="T102">.3.5. - Link-Status (read only) </text:span><text:span text:style-name="T112">—</text:span><text:span text:style-name="T103"> 0x0000_0010</text:span></text:p>
      <text:p text:style-name="P91"/>
      <text:p text:style-name="P31"><draw:custom-shape text:anchor-type="paragraph" draw:z-index="26" draw:name="Form 12" draw:style-name="gr9" draw:text-style-name="P108" svg:width="0.77cm" svg:height="4.763cm" draw:transform="rotate (1.5707963267949) translate (0.0846666666666667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7" draw:name="Form 13" draw:style-name="gr8" draw:text-style-name="P108" svg:width="0.77cm" svg:height="1.886cm" draw:transform="rotate (1.5707963267949) translate (8.56191666666667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4" draw:style-name="gr7" draw:text-style-name="P108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2" draw:name="vertikale Linie 4" draw:style-name="gr2" draw:text-style-name="P104" svg:x1="7.722cm" svg:y1="0.836cm" svg:x2="7.722cm" svg:y2="2.498cm"><text:p/></draw:line><draw:line text:anchor-type="paragraph" draw:z-index="38" draw:name="vertikale Linie 11" draw:style-name="gr2" draw:text-style-name="P104" svg:x1="16.157cm" svg:y1="0.852cm" svg:x2="16.157cm" svg:y2="3.198cm"><text:p/></draw:line><draw:line text:anchor-type="paragraph" draw:z-index="39" draw:name="vertikale Linie 12" draw:style-name="gr2" draw:text-style-name="P104" svg:x1="16.674cm" svg:y1="0.854cm" svg:x2="16.674cm" svg:y2="3.86cm"><text:p/></draw:line><draw:line text:anchor-type="paragraph" draw:z-index="40" draw:name="vertikale Linie 13" draw:style-name="gr2" draw:text-style-name="P104" svg:x1="15.626cm" svg:y1="0.838cm" svg:x2="15.626cm" svg:y2="2.577cm"><text:p/></draw:line><draw:line text:anchor-type="paragraph" draw:z-index="37" draw:name="vertikale Linie 9" draw:style-name="gr2" draw:text-style-name="P104" svg:x1="12.455cm" svg:y1="0.854cm" svg:x2="12.455cm" svg:y2="4.535cm"><text:p/></draw:line><draw:line text:anchor-type="paragraph" draw:z-index="34" draw:name="vertikale Linie 6" draw:style-name="gr2" draw:text-style-name="P104" svg:x1="10.911cm" svg:y1="0.877cm" svg:x2="10.911cm" svg:y2="2.577cm"><text:p/></draw:line><draw:line text:anchor-type="paragraph" draw:z-index="36" draw:name="vertikale Linie 8" draw:style-name="gr2" draw:text-style-name="P104" svg:x1="11.924cm" svg:y1="0.887cm" svg:x2="11.924cm" svg:y2="3.926cm"><text:p/></draw:line><draw:line text:anchor-type="paragraph" draw:z-index="35" draw:name="vertikale Linie 7" draw:style-name="gr2" draw:text-style-name="P104" svg:x1="11.421cm" svg:y1="0.87cm" svg:x2="11.421cm" svg:y2="3.225cm"><text:p/></draw:line><draw:line text:anchor-type="paragraph" draw:z-index="33" draw:name="vertikale Linie 5" draw:style-name="gr2" draw:text-style-name="P106" svg:x1="8.274cm" svg:y1="0.836cm" svg:x2="8.274cm" svg:y2="3.238cm"><text:p/></draw:line><draw:line text:anchor-type="paragraph" draw:z-index="59" draw:name="vertikale Linie 10" draw:style-name="gr2" draw:text-style-name="P104" svg:x1="7.235cm" svg:y1="0.811cm" svg:x2="7.235cm" svg:y2="1.864cm"><text:p/></draw:line><draw:line text:anchor-type="paragraph" draw:z-index="61" draw:name="vertikale Linie 14" draw:style-name="gr2" draw:text-style-name="P104" svg:x1="5.632cm" svg:y1="0.811cm" svg:x2="5.632cm" svg:y2="2.473cm"><text:p/></draw:line><draw:line text:anchor-type="paragraph" draw:z-index="62" draw:name="vertikale Linie 15" draw:style-name="gr2" draw:text-style-name="P106" svg:x1="6.166cm" svg:y1="0.811cm" svg:x2="6.166cm" svg:y2="3.213cm"><text:p/></draw:line><draw:line text:anchor-type="paragraph" draw:z-index="65" draw:name="vertikale Linie 16" draw:style-name="gr2" draw:text-style-name="P104" svg:x1="5.128cm" svg:y1="0.811cm" svg:x2="5.128cm" svg:y2="1.864cm"><text:p/></draw:line><draw:frame draw:style-name="fr1" draw:name="Bild5" text:anchor-type="char" svg:width="17cm" svg:height="0.813cm" draw:z-index="58"><draw:image xlink:href="Pictures/10000001000003EA00000030239793C81EC29500.png" xlink:type="simple" xlink:show="embed" xlink:actuate="onLoad" draw:mime-type="image/png"/></draw:frame></text:p>
      <text:p text:style-name="P31"><draw:frame text:anchor-type="paragraph" draw:z-index="29" draw:name="Textrahmen 14" draw:style-name="gr6" draw:text-style-name="P109" svg:width="1.874cm" svg:height="0.505cm" svg:x="1.916cm" svg:y="0.4cm"><draw:text-box><text:p text:style-name="P104"><text:span text:style-name="T161">unused</text:span></text:p></draw:text-box></draw:frame><draw:frame text:anchor-type="paragraph" draw:z-index="30" draw:name="Textrahmen 15" draw:style-name="gr6" draw:text-style-name="P109" svg:width="1.874cm" svg:height="0.505cm" svg:x="8.809cm" svg:y="0.152cm"><draw:text-box><text:p text:style-name="P104"><text:span text:style-name="T161">unused</text:span></text:p></draw:text-box></draw:frame><draw:frame text:anchor-type="paragraph" draw:z-index="31" draw:name="Textrahmen 16" draw:style-name="gr6" draw:text-style-name="P109" svg:width="1.874cm" svg:height="0.505cm" svg:x="13.457cm" svg:y="0.152cm"><draw:text-box><text:p text:style-name="P111"><text:span text:style-name="T161">unused</text:span></text:p></draw:text-box></draw:frame></text:p>
      <text:p text:style-name="P31"><draw:frame text:anchor-type="paragraph" draw:z-index="60" draw:name="Textrahmen 22" draw:style-name="gr1" draw:text-style-name="P107" svg:width="1.073cm" svg:height="0.608cm" svg:x="6.336cm" svg:y="0.169cm"><draw:text-box><text:p text:style-name="P102"><text:span text:style-name="T159">rxfull</text:span></text:p></draw:text-box></draw:frame><draw:frame text:anchor-type="paragraph" draw:z-index="66" draw:name="Textrahmen 29" draw:style-name="gr1" draw:text-style-name="P103" svg:width="2.361cm" svg:height="0.608cm" svg:x="2.992cm" svg:y="0.24cm"><draw:text-box><text:p text:style-name="P102"><text:span text:style-name="T159">txfull</text:span></text:p></draw:text-box></draw:frame></text:p>
      <text:p text:style-name="P31"><draw:frame text:anchor-type="paragraph" draw:z-index="41" draw:name="Textrahmen 17" draw:style-name="gr1" draw:text-style-name="P103" svg:width="2.361cm" svg:height="0.608cm" svg:x="5.544cm" svg:y="0.36cm"><draw:text-box><text:p text:style-name="P102"><text:span text:style-name="T159">rxhalff</text:span></text:p></draw:text-box></draw:frame><draw:frame text:anchor-type="paragraph" draw:z-index="43" draw:name="Textrahmen 19" draw:style-name="gr1" draw:text-style-name="P103" svg:width="2.361cm" svg:height="0.608cm" svg:x="8.717cm" svg:y="0.153cm"><draw:text-box><text:p text:style-name="P102"><text:span text:style-name="T159">errcred</text:span></text:p></draw:text-box></draw:frame><draw:frame text:anchor-type="paragraph" draw:z-index="46" draw:name="Textrahmen 23" draw:style-name="gr1" draw:text-style-name="P103" svg:width="2.361cm" svg:height="0.608cm" svg:x="13.421cm" svg:y="0.153cm"><draw:text-box><text:p text:style-name="P102"><text:span text:style-name="T159">running</text:span></text:p></draw:text-box></draw:frame><draw:frame text:anchor-type="paragraph" draw:z-index="63" draw:name="Textrahmen 27" draw:style-name="gr1" draw:text-style-name="P103" svg:width="2.361cm" svg:height="0.608cm" svg:x="3.353cm" svg:y="0.36cm"><draw:text-box><text:p text:style-name="P102"><text:span text:style-name="T159">txhalff</text:span></text:p></draw:text-box></draw:frame></text:p>
      <text:p text:style-name="P31"><draw:frame text:anchor-type="paragraph" draw:z-index="42" draw:name="Textrahmen 18" draw:style-name="gr1" draw:text-style-name="P105" svg:width="2.363cm" svg:height="0.608cm" svg:x="6.054cm" svg:y="0.48cm"><draw:text-box><text:p text:style-name="P102"><text:span text:style-name="T160">rxempty</text:span></text:p></draw:text-box></draw:frame><draw:frame text:anchor-type="paragraph" draw:z-index="44" draw:name="Textrahmen 20" draw:style-name="gr1" draw:text-style-name="P103" svg:width="2.361cm" svg:height="0.608cm" svg:x="9.23cm" svg:y="0.339cm"><draw:text-box><text:p text:style-name="P102"><text:span text:style-name="T159">erresc</text:span></text:p></draw:text-box></draw:frame><draw:frame text:anchor-type="paragraph" draw:z-index="47" draw:name="Textrahmen 24" draw:style-name="gr1" draw:text-style-name="P103" svg:width="2.361cm" svg:height="0.608cm" svg:x="13.915cm" svg:y="0.339cm"><draw:text-box><text:p text:style-name="P102"><text:span text:style-name="T159">connecting</text:span></text:p></draw:text-box></draw:frame><draw:frame text:anchor-type="paragraph" draw:z-index="64" draw:name="Textrahmen 28" draw:style-name="gr1" draw:text-style-name="P105" svg:width="2.363cm" svg:height="0.608cm" svg:x="3.898cm" svg:y="0.48cm"><draw:text-box><text:p text:style-name="P102"><text:span text:style-name="T160">txempty</text:span></text:p></draw:text-box></draw:frame></text:p>
      <text:p text:style-name="P31"/>
      <text:p text:style-name="P31"><draw:frame text:anchor-type="paragraph" draw:z-index="48" draw:name="Textrahmen 25" draw:style-name="gr1" draw:text-style-name="P103" svg:width="2.361cm" svg:height="0.608cm" svg:x="14.452cm" svg:y="0.064cm"><draw:text-box><text:p text:style-name="P102"><text:span text:style-name="T159">started</text:span></text:p></draw:text-box></draw:frame><draw:frame text:anchor-type="paragraph" draw:z-index="45" draw:name="Textrahmen 21" draw:style-name="gr1" draw:text-style-name="P103" svg:width="2.361cm" svg:height="0.608cm" svg:x="9.742cm" svg:y="0.064cm"><draw:text-box><text:p text:style-name="P102"><text:span text:style-name="T159">errpar</text:span></text:p></draw:text-box></draw:frame></text:p>
      <text:p text:style-name="P31"><draw:frame text:anchor-type="paragraph" draw:z-index="49" draw:name="Textrahmen 26" draw:style-name="gr1" draw:text-style-name="P110" svg:width="2.361cm" svg:height="0.608cm" svg:x="10.259cm" svg:y="0.183cm"><draw:text-box><text:p text:style-name="P102"><text:span text:style-name="T160">errdisc</text:span></text:p></draw:text-box></draw:frame></text:p>
      <text:p text:style-name="P3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2">started</text:p>
          </table:table-cell>
          <table:table-cell table:style-name="Tabelle6.B1" office:value-type="string">
            <text:p text:style-name="P98">Shows if the SpaceWire link state machine is in the ‘Started’ state.</text:p>
          </table:table-cell>
        </table:table-row>
        <table:table-row>
          <table:table-cell table:style-name="Tabelle6.A2" office:value-type="string">
            <text:p text:style-name="P43">connecting</text:p>
          </table:table-cell>
          <table:table-cell table:style-name="Tabelle6.B2" office:value-type="string">
            <text:p text:style-name="P98">Shows if the SpaceWire link state machine is in the ‘Connecting’ state.</text:p>
          </table:table-cell>
        </table:table-row>
        <table:table-row>
          <table:table-cell table:style-name="Tabelle6.A2" office:value-type="string">
            <text:p text:style-name="P43">running</text:p>
          </table:table-cell>
          <table:table-cell table:style-name="Tabelle6.B2" office:value-type="string">
            <text:p text:style-name="P98">Shows if the SpaceWire link state machine is in the ‘Run’ state and able to receive and transmit data.</text:p>
          </table:table-cell>
        </table:table-row>
        <table:table-row>
          <table:table-cell table:style-name="Tabelle6.A2" office:value-type="string">
            <text:p text:style-name="P43">errdisc</text:p>
          </table:table-cell>
          <table:table-cell table:style-name="Tabelle6.B2" office:value-type="string">
            <text:p text:style-name="P98">Disconnect detected in the ‘Run’ state. Triggers a link reset; auto-clearing.</text:p>
          </table:table-cell>
        </table:table-row>
        <table:table-row>
          <table:table-cell table:style-name="Tabelle6.A2" office:value-type="string">
            <text:p text:style-name="P43">errpar</text:p>
          </table:table-cell>
          <table:table-cell table:style-name="Tabelle6.B2" office:value-type="string">
            <text:p text:style-name="P98">Parity error detected in the ‘Run’ state. Triggers a link reset; auto-clearing.</text:p>
          </table:table-cell>
        </table:table-row>
        <table:table-row>
          <table:table-cell table:style-name="Tabelle6.A2" office:value-type="string">
            <text:p text:style-name="P43">erresc</text:p>
          </table:table-cell>
          <table:table-cell table:style-name="Tabelle6.B2" office:value-type="string">
            <text:p text:style-name="P98">Invalid escape sequence detected in the ‘Run’ state. Triggers a link reset; auto-clearing.</text:p>
          </table:table-cell>
        </table:table-row>
        <table:table-row>
          <table:table-cell table:style-name="Tabelle6.A2" office:value-type="string">
            <text:p text:style-name="P43">errcred</text:p>
          </table:table-cell>
          <table:table-cell table:style-name="Tabelle6.B2" office:value-type="string">
            <text:p text:style-name="P99">Credit error detected. Triggers a link reset; auto-clearing.</text:p>
          </table:table-cell>
        </table:table-row>
        <table:table-row>
          <table:table-cell table:style-name="Tabelle6.A2" office:value-type="string">
            <text:p text:style-name="P45">rxempty</text:p>
          </table:table-cell>
          <table:table-cell table:style-name="Tabelle6.B2" office:value-type="string">
            <text:p text:style-name="P44"><text:span text:style-name="T146">High if the receive FIFO is empty.</text:span> (<text:span text:style-name="T146">Not meant is the FIFO specified under</text:span> 1.2.)</text:p>
          </table:table-cell>
        </table:table-row>
        <table:table-row>
          <table:table-cell table:style-name="Tabelle6.A2" office:value-type="string">
            <text:p text:style-name="P43">rxhalff</text:p>
          </table:table-cell>
          <table:table-cell table:style-name="Tabelle6.B2" office:value-type="string">
            <text:p text:style-name="P101"><text:span text:style-name="T8">H</text:span><text:span text:style-name="T5">igh if the receive FIFO is at least half full. (Not meant is the FIFO specified under 1.2.)</text:span></text:p>
          </table:table-cell>
        </table:table-row>
        <table:table-row>
          <table:table-cell table:style-name="Tabelle6.A2" office:value-type="string">
            <text:p text:style-name="P45">rxfull</text:p>
          </table:table-cell>
          <table:table-cell table:style-name="Tabelle6.B2" office:value-type="string">
            <text:p text:style-name="P100">High if the receive FIFO is full. (Not meant is the FIFO specified under 1.2.)</text:p>
          </table:table-cell>
        </table:table-row>
        <table:table-row>
          <table:table-cell table:style-name="Tabelle6.A2" office:value-type="string">
            <text:p text:style-name="P45">txempty</text:p>
          </table:table-cell>
          <table:table-cell table:style-name="Tabelle6.B2" office:value-type="string">
            <text:p text:style-name="P100">High if the transmit FIFO is empty. (Not meant is the FIFO specified under 1.1.)</text:p>
          </table:table-cell>
        </table:table-row>
        <table:table-row>
          <table:table-cell table:style-name="Tabelle6.A2" office:value-type="string">
            <text:p text:style-name="P43"><text:span text:style-name="T74">t</text:span>xhalff</text:p>
          </table:table-cell>
          <table:table-cell table:style-name="Tabelle6.B2" office:value-type="string">
            <text:p text:style-name="P100">High if the transmit FIFO is at least half full. (Not meant is the FIFO specified under 1.1.)</text:p>
          </table:table-cell>
        </table:table-row>
        <table:table-row>
          <table:table-cell table:style-name="Tabelle6.A2" office:value-type="string">
            <text:p text:style-name="P45">txfull</text:p>
          </table:table-cell>
          <table:table-cell table:style-name="Tabelle6.B2" office:value-type="string">
            <text:p text:style-name="P100">High if the transmit FIFO is full. (Not meant is the FIFO specified under 1.1.)</text:p>
          </table:table-cell>
        </table:table-row>
      </table:table>
      <text:p text:style-name="P33"/>
      <text:p text:style-name="P33"/>
      <text:p text:style-name="P8"><text:soft-page-break/><text:span text:style-name="T77">4. </text:span><text:span text:style-name="T89">Operation manual</text:span></text:p>
      <text:p text:style-name="P9"/>
      <text:p text:style-name="P84">4.1. <text:span text:style-name="T146">Commissioning</text:span></text:p>
      <text:p text:style-name="P67"><text:span text:style-name="T76"><text:tab/></text:span><text:span text:style-name="T86">To initialize the </text:span><text:span text:style-name="T90">l</text:span><text:span text:style-name="T86">ink the following steps are necessary</text:span><text:span text:style-name="T78">:</text:span></text:p>
      <text:p text:style-name="P67"><text:span text:style-name="T85"><text:tab/><text:tab/></text:span><text:span text:style-name="T82">1.</text:span><text:span text:style-name="T85"> </text:span><text:span text:style-name="T86">Establishing a physical SpaceWire connection</text:span><text:span text:style-name="T85"> (spw_do, spw_so </text:span><text:span text:style-name="T90">and</text:span><text:span text:style-name="T85"> spw_di, <text:tab/><text:tab/><text:tab/>spw_si) </text:span><text:span text:style-name="T90">to an external SpaceWire link.</text:span></text:p>
      <text:p text:style-name="P67"><text:span text:style-name="T85"><text:tab/><text:tab/></text:span><text:span text:style-name="T82">2.</text:span><text:span text:style-name="T85"> </text:span><text:span text:style-name="T90">Activate the interface</text:span><text:span text:style-name="T85">:</text:span></text:p>
      <text:p text:style-name="P67"><text:span text:style-name="T82"><text:tab/><text:tab/><text:tab/>2.1.</text:span><text:span text:style-name="T85"> </text:span><text:span text:style-name="T86">Performing of an initial reset of both the logic and the AXI bus system <text:tab/><text:tab/><text:tab/>over at least five clock cycles of the slower clock </text:span><text:span text:style-name="T85">(</text:span><text:span text:style-name="T86">e.g</text:span><text:span text:style-name="T85">.: AXI Clock: 50 MHz; <text:tab/><text:tab/><text:tab/>Logik Clock: 100 MHz; </text:span><text:span text:style-name="T91">a</text:span><text:span text:style-name="T86">ssign reset signal for min.</text:span><text:span text:style-name="T85"> 100 ns)</text:span></text:p>
      <text:p text:style-name="P68"><text:span text:style-name="T85"><text:tab/><text:tab/><text:tab/>-- </text:span><text:span text:style-name="T86">May be omitted</text:span><text:span text:style-name="T76">. --</text:span></text:p>
      <text:p text:style-name="P69"><text:span text:style-name="T76"><text:tab/><text:tab/><text:tab/></text:span><text:span text:style-name="T79">2.2.</text:span><text:span text:style-name="T76"> </text:span><text:span text:style-name="T86">Writing the value 0x01 into Transmit-Rate register</text:span><text:span text:style-name="T76">.</text:span></text:p>
      <text:p text:style-name="P69"><text:tab/><text:tab/><text:tab/><text:span text:style-name="T106">2.3.</text:span> <text:span text:style-name="T146">Writing the value 0x06 into Link-Configuration register.</text:span></text:p>
      <text:p text:style-name="P69"><text:tab/><text:tab/><text:tab/><text:span text:style-name="T106">2.4.</text:span> <text:span text:style-name="T146">Waiting until </text:span><text:span text:style-name="T147">a connection is successfully established. This can be <text:tab/><text:tab/><text:tab/><text:tab/>determined </text:span><text:span text:style-name="T157">either </text:span><text:span text:style-name="T147">by the status interrupt or by the Link-Status register.</text:span></text:p>
      <text:p text:style-name="P67"><text:span text:style-name="T80"><text:tab/><text:tab/></text:span><text:span text:style-name="T81">3</text:span><text:span text:style-name="T78">. </text:span><text:span text:style-name="T87">From now on, data can be transmitted and received according to chapter 2.</text:span></text:p>
      <text:p text:style-name="P75"/>
      <text:p text:style-name="P85">4.<text:span text:style-name="T115">2</text:span>. <text:span text:style-name="T156">Controlling</text:span></text:p>
      <text:p text:style-name="P85"><text:tab/><text:span text:style-name="T59">In order to write data to the TX-FIFO, it is sufficient to direct a pointer to its address (see <text:tab/>1.1.) and assign data to it accordingly. This transaction is handled internally via the AXI <text:tab/>bus.</text:span></text:p>
      <text:p text:style-name="P76"/>
      <text:p text:style-name="P76"><text:tab/><text:span text:style-name="T150">The same procedure is necessary for the RX-FIFO, except that here data is read and <text:tab/>the pointer is de referenced. This also means that if there is more than one element in <text:tab/>the FIFO – the next element is loaded </text:span><text:span text:style-name="T157">automatically</text:span><text:span text:style-name="T150"> at the FIFO output after each read <text:tab/>transaction.</text:span></text:p>
      <text:p text:style-name="P76"/>
      <text:p text:style-name="P76"><text:tab/><text:span text:style-name="T150">Incoming, valid Time-Codes are reported to the CPU by means of an interrupt. <text:tab/>Therefore, a corresponding ISR (Interrupt Service Routine) must be writte and <text:tab/>registered at the Processing System (PS). The values of the Time-Code can then be <text:tab/>called up via the corresponding register (see 1.3.)</text:span></text:p>
      <text:p text:style-name="P76"/>
      <text:p text:style-name="P85"><text:span text:style-name="T26"><text:tab/></text:span><text:span text:style-name="T59">Both the TX and RX branches are connected via AXI4-Full and support burst transfers. <text:tab/>(</text:span><text:span text:style-name="T68">r</text:span><text:span text:style-name="T59">ead/write up to 255 data words). Howevery, this can only be done via a DMA controller <text:tab/>and not via programme code.</text:span></text:p>
      <text:p text:style-name="P76"/>
      <text:p text:style-name="P85"><text:span text:style-name="T26"><text:tab/></text:span><text:span text:style-name="T59">If a Time-Code </text:span><text:span text:style-name="T69">shall</text:span><text:span text:style-name="T59"> be sent, it is first necessary to write the corresponding values <text:tab/>within the register responsible for this (see 1.3.). Then the GPIO provided for this <text:tab/>purpose is set to HIGH. Just as the link interface recognises a rising edge of this GPIO, <text:tab/>a Time-Code is generated by means of the data in the register and sent with priority. In <text:tab/>doing so, it enjoys priority over the data in the TX-FIFO. </text:span><text:span text:style-name="T60">However, a data word can be <text:tab/>sent through the link which can delay the sending of the Time-Code by a few clock <text:tab/>cycles. It is important to set the GPIO back to LOW after this process.</text:span></text:p>
      <text:p text:style-name="P85"><text:span text:style-name="T60"/></text:p>
      <text:p text:style-name="P86">4.<text:span text:style-name="T115">3</text:span>. <text:span text:style-name="T158">D</text:span>ecommissioning</text:p>
      <text:p text:style-name="P67"><text:span text:style-name="T83"><text:tab/></text:span><text:span text:style-name="T88">To deactiv</text:span><text:span text:style-name="T92">at</text:span><text:span text:style-name="T88">e o</text:span><text:span text:style-name="T92">r</text:span><text:span text:style-name="T88"> shut down </text:span><text:span text:style-name="T92">the link,</text:span><text:span text:style-name="T88"> its sufficient to write the value 0x0000_0001 into the <text:tab/>Link-Configuration register. By doing so </text:span><text:span text:style-name="T116">linkdis</text:span><text:span text:style-name="T84"> </text:span><text:span text:style-name="T88">is activated</text:span><text:span text:style-name="T84"> </text:span><text:span text:style-name="T88">which overwrites other </text:span><text:soft-page-break/><text:span text:style-name="T88"><text:tab/>settings of the register</text:span><text:span text:style-name="T84">. </text:span><text:span text:style-name="T88">To reset both FIFO’s it is necessary to keep the reset signal of <text:tab/>the logic and AXI HIGH for at least five clock cyc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16219ab"/>
    </style:style>
    <style:style style:name="MT2" style:family="text">
      <style:text-properties officeooo:rsid="01149196"/>
    </style:style>
    <style:style style:name="MT3" style:family="text">
      <style:text-properties officeooo:rsid="016373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7</text:page-number></text:p>
            </table:table-cell>
            <table:table-cell table:style-name="Tabelle1.B1" office:value-type="string">
              <text:p text:style-name="MP2">Stefan Lindörfer, <text:span text:style-name="MT1">16</text:span>.<text:span text:style-name="MT2">0</text:span><text:span text:style-name="MT3">8</text:span>.202<text:span text:style-name="MT2">3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03:07.150790948</meta:creation-date>
    <meta:editing-duration>PT14H7M43S</meta:editing-duration>
    <meta:editing-cycles>112</meta:editing-cycles>
    <meta:generator>LibreOffice/7.3.7.2$Linux_X86_64 LibreOffice_project/30$Build-2</meta:generator>
    <dc:date>2023-08-16T14:14:13.428753341</dc:date>
    <meta:print-date>2023-08-16T14:14:31.818911947</meta:print-date>
    <meta:document-statistic meta:table-count="6" meta:image-count="7" meta:object-count="0" meta:page-count="7" meta:paragraph-count="124" meta:word-count="1938" meta:character-count="11527" meta:non-whitespace-character-count="9563"/>
  </office:meta>
</office:document-meta>
</file>